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0.74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0.06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74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06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1" table:default-cell-style-name="ce4"/>
        <table:table-column table:style-name="co2" table:number-columns-repeated="50" table:default-cell-style-name="ce4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5" office:value-type="string" calcext:value-type="string">
            <text:p>Processor &amp; Speed</text:p>
          </table:table-cell>
          <table:table-cell table:style-name="ce5" office:value-type="string" calcext:value-type="string">
            <text:p>Language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BM1 </text:p>
          </table:table-cell>
          <table:table-cell table:style-name="ce5" office:value-type="string" calcext:value-type="string">
            <text:p>BM2 </text:p>
          </table:table-cell>
          <table:table-cell table:style-name="ce5" office:value-type="string" calcext:value-type="string">
            <text:p>BM3 </text:p>
          </table:table-cell>
          <table:table-cell table:style-name="ce5" office:value-type="string" calcext:value-type="string">
            <text:p>BM4 </text:p>
          </table:table-cell>
          <table:table-cell table:style-name="ce5" office:value-type="string" calcext:value-type="string">
            <text:p>BM5 </text:p>
          </table:table-cell>
          <table:table-cell table:style-name="ce5" office:value-type="string" calcext:value-type="string">
            <text:p>BM6 </text:p>
          </table:table-cell>
          <table:table-cell table:style-name="ce5" office:value-type="string" calcext:value-type="string">
            <text:p>BM7 </text:p>
          </table:table-cell>
          <table:table-cell table:style-name="ce5" office:value-type="string" calcext:value-type="string">
            <text:p>BM8 </text:p>
          </table:table-cell>
          <table:table-cell table:style-name="ce5" office:value-type="string" calcext:value-type="string">
            <text:p>Mean 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6" office:value-type="string" calcext:value-type="string">
            <text:p>MC68000 / 8MHz</text:p>
          </table:table-cell>
          <table:table-cell table:style-name="ce6" office:value-type="string" calcext:value-type="string">
            <text:p>HP BASIC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7.1" calcext:value-type="float">
            <text:p>7.1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18.3" calcext:value-type="float">
            <text:p>18.3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21.9" calcext:value-type="float">
            <text:p>21.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6" office:value-type="string" calcext:value-type="string">
            <text:p>8086 / 5MHz</text:p>
          </table:table-cell>
          <table:table-cell table:style-name="ce6" office:value-type="string" calcext:value-type="string">
            <text:p>Microsoft BASIC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.4" calcext:value-type="float">
            <text:p>12.4</text:p>
          </table:table-cell>
          <table:table-cell table:style-name="ce6" office:value-type="float" office:value="22.9" calcext:value-type="float">
            <text:p>22.9</text:p>
          </table:table-cell>
          <table:table-cell table:style-name="ce6" office:value-type="float" office:value="35.4" calcext:value-type="float">
            <text:p>35.4</text:p>
          </table:table-cell>
          <table:table-cell table:style-name="ce6" office:value-type="float" office:value="34.4" calcext:value-type="float">
            <text:p>34.4</text:p>
          </table:table-cell>
          <table:table-cell table:style-name="ce6" office:value-type="float" office:value="16.7" calcext:value-type="float">
            <text:p>16.7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inclair ZX80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9.2" calcext:value-type="float">
            <text:p>9.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25.9" calcext:value-type="float">
            <text:p>25.9</text:p>
          </table:table-cell>
          <table:table-cell table:style-name="ce6" office:value-type="float" office:value="39.2" calcext:value-type="float">
            <text:p>39.2</text:p>
          </table:table-cell>
          <table:table-cell table:style-name="ce6" office:value-type="string" calcext:value-type="string">
            <text:p>Not poss</text:p>
          </table:table-cell>
          <table:table-cell table:style-name="ce6" office:value-type="float" office:value="14.6" calcext:value-type="float">
            <text:p>14.6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inclair ZX81 ('Fast' mode)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16.4" calcext:value-type="float">
            <text:p>16.4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49.7" calcext:value-type="float">
            <text:p>49.7</text:p>
          </table:table-cell>
          <table:table-cell table:style-name="ce6" office:value-type="float" office:value="68.5" calcext:value-type="float">
            <text:p>68.5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42.8" calcext:value-type="float">
            <text:p>42.8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23.1" calcext:value-type="float">
            <text:p>23.1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77.6" calcext:value-type="float">
            <text:p>77.6</text:p>
          </table:table-cell>
          <table:table-cell table:style-name="ce6" office:value-type="float" office:value="239.1" calcext:value-type="float">
            <text:p>239.1</text:p>
          </table:table-cell>
          <table:table-cell table:style-name="ce6" office:value-type="float" office:value="55.6" calcext:value-type="float">
            <text:p>55.6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Windows PC</text:p>
          </table:table-cell>
          <table:table-cell table:style-name="ce6" office:value-type="string" calcext:value-type="string">
            <text:p>Celeron / 2400MHz</text:p>
          </table:table-cell>
          <table:table-cell table:style-name="ce6" office:value-type="string" calcext:value-type="string">
            <text:p>Microsoft QBASIC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11" calcext:value-type="float">
            <text:p>0.011</text:p>
          </table:table-cell>
          <table:table-cell table:number-columns-repeated="2" table:style-name="ce6" office:value-type="float" office:value="0.024" calcext:value-type="float">
            <text:p>0.024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72" calcext:value-type="float">
            <text:p>0.072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0.047" calcext:value-type="float">
            <text:p>0.047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6" office:value-type="string" calcext:value-type="string">
            <text:p>6502 / 2MHz</text:p>
          </table:table-cell>
          <table:table-cell table:style-name="ce6" office:value-type="string" calcext:value-type="string">
            <text:p>BBC BASIC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7" calcext:value-type="float">
            <text:p>8.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21.2" calcext:value-type="float">
            <text:p>21.2</text:p>
          </table:table-cell>
          <table:table-cell table:style-name="ce6" office:value-type="float" office:value="49.9" calcext:value-type="float">
            <text:p>49.9</text:p>
          </table:table-cell>
          <table:table-cell table:style-name="ce6" office:value-type="float" office:value="14.3" calcext:value-type="float">
            <text:p>14.3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6" office:value-type="string" calcext:value-type="string">
            <text:p>6510 / 1MHz</text:p>
          </table:table-cell>
          <table:table-cell table:style-name="ce6" office:value-type="string" calcext:value-type="string">
            <text:p>BASIC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7.6" calcext:value-type="float">
            <text:p>17.6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9.5" calcext:value-type="float">
            <text:p>29.5</text:p>
          </table:table-cell>
          <table:table-cell table:style-name="ce6" office:value-type="float" office:value="47.5" calcext:value-type="float">
            <text:p>47.5</text:p>
          </table:table-cell>
          <table:table-cell table:style-name="ce6" office:value-type="float" office:value="119.3" calcext:value-type="float">
            <text:p>119.3</text:p>
          </table:table-cell>
          <table:table-cell table:style-name="ce6" office:value-type="float" office:value="33.1" calcext:value-type="float">
            <text:p>33.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6" office:value-type="string" calcext:value-type="string">
            <text:p>6502 / 2MHz</text:p>
          </table:table-cell>
          <table:table-cell table:style-name="ce6" office:value-type="string" calcext:value-type="string">
            <text:p>BASIC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7.3" calcext:value-type="float">
            <text:p>7.3</text:p>
          </table:table-cell>
          <table:table-cell table:style-name="ce6" office:value-type="float" office:value="19.7" calcext:value-type="float">
            <text:p>19.7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26.3" calcext:value-type="float">
            <text:p>26.3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60.1" calcext:value-type="float">
            <text:p>60.1</text:p>
          </table:table-cell>
          <table:table-cell table:style-name="ce6" office:value-type="string" calcext:value-type="string">
            <text:p>Not done</text:p>
          </table:table-cell>
          <table:table-cell table:style-name="ce6" office:value-type="float" office:value="25.7" calcext:value-type="float">
            <text:p>25.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Memotech MTX-500</text:p>
          </table:table-cell>
          <table:table-cell table:style-name="ce7" office:value-type="string" calcext:value-type="string">
            <text:p>Z80A / 4MHz</text:p>
          </table:table-cell>
          <table:table-cell table:style-name="ce7" office:value-type="string" calcext:value-type="string">
            <text:p>MTX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.8" calcext:value-type="float">
            <text:p>4.8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3.9" calcext:value-type="float">
            <text:p>23.9</text:p>
          </table:table-cell>
          <table:table-cell table:style-name="ce7" office:value-type="float" office:value="43.3" calcext:value-type="float">
            <text:p>43.3</text:p>
          </table:table-cell>
          <table:table-cell table:style-name="ce7" office:value-type="float" office:value="44.9" calcext:value-type="float">
            <text:p>44.9</text:p>
          </table:table-cell>
          <table:table-cell table:style-name="ce7" office:value-type="float" office:value="19.3" calcext:value-type="float">
            <text:p>19.3</text:p>
          </table:table-cell>
          <table:table-cell table:number-columns-repeated="51"/>
        </table:table-row>
        <table:table-row table:style-name="ro1">
          <table:table-cell table:style-name="ce3"/>
          <table:table-cell table:style-name="ce7" table:number-columns-repeated="12"/>
          <table:table-cell table:number-columns-repeated="51"/>
        </table:table-row>
        <table:table-row table:style-name="ro1">
          <table:table-cell table:style-name="ce3" office:value-type="string" calcext:value-type="string">
            <text:p>Calculated Speeds (e.g. all 6502/equivalents clocked at 1Mhz). </text:p>
          </table:table-cell>
          <table:table-cell table:style-name="ce7" table:number-columns-repeated="12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5C02 Basic</text:p>
          </table:table-cell>
          <table:table-cell office:value-type="string" calcext:value-type="string">
            <text:p>65C02 / 1Mhz (est)</text:p>
          </table:table-cell>
          <table:table-cell office:value-type="string" calcext:value-type="string">
            <text:p>65C02 Basic</text:p>
          </table:table-cell>
          <table:table-cell office:value-type="float" office:value="2019" calcext:value-type="float">
            <text:p>2019</text:p>
          </table:table-cell>
          <table:table-cell office:value-type="float" office:value="1.73" calcext:value-type="float">
            <text:p>1.73</text:p>
          </table:table-cell>
          <table:table-cell office:value-type="float" office:value="4.15" calcext:value-type="float">
            <text:p>4.15</text:p>
          </table:table-cell>
          <table:table-cell office:value-type="float" office:value="10.83" calcext:value-type="float">
            <text:p>10.83</text:p>
          </table:table-cell>
          <table:table-cell office:value-type="float" office:value="12.82" calcext:value-type="float">
            <text:p>12.82</text:p>
          </table:table-cell>
          <table:table-cell office:value-type="float" office:value="13.65" calcext:value-type="float">
            <text:p>13.65</text:p>
          </table:table-cell>
          <table:table-cell office:value-type="float" office:value="27.33" calcext:value-type="float">
            <text:p>27.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t poss</text:p>
          </table:table-cell>
          <table:table-cell table:formula="of:=AVERAGE([.E15:.K15])" office:value-type="float" office:value="15.5014285714286" calcext:value-type="float">
            <text:p>15.5014285714286</text:p>
          </table:table-cell>
          <table:table-cell table:number-columns-repeated="51"/>
        </table:table-row>
        <table:table-row table:style-name="ro1">
          <table:table-cell table:formula="of:=[.A8]" office:value-type="string" office:string-value="Acorn BBC B" calcext:value-type="string">
            <text:p>Acorn BBC B</text:p>
          </table:table-cell>
          <table:table-cell office:value-type="string" calcext:value-type="string">
            <text:p>6502 / 1 Mhz (calculated)</text:p>
          </table:table-cell>
          <table:table-cell table:formula="of:=[.C8]" office:value-type="string" office:string-value="BBC BASIC" calcext:value-type="string">
            <text:p>BBC BASIC</text:p>
          </table:table-cell>
          <table:table-cell table:formula="of:=[.D8]" office:value-type="float" office:value="1982" calcext:value-type="float">
            <text:p>1982</text:p>
          </table:table-cell>
          <table:table-cell table:formula="of:=[.E8]*2" office:value-type="float" office:value="1.6" calcext:value-type="float">
            <text:p>1.6</text:p>
          </table:table-cell>
          <table:table-cell table:formula="of:=[.F8]*2" office:value-type="float" office:value="6.2" calcext:value-type="float">
            <text:p>6.2</text:p>
          </table:table-cell>
          <table:table-cell table:formula="of:=[.G8]*2" office:value-type="float" office:value="16.2" calcext:value-type="float">
            <text:p>16.2</text:p>
          </table:table-cell>
          <table:table-cell table:formula="of:=[.H8]*2" office:value-type="float" office:value="17.4" calcext:value-type="float">
            <text:p>17.4</text:p>
          </table:table-cell>
          <table:table-cell table:formula="of:=[.I8]*2" office:value-type="float" office:value="18" calcext:value-type="float">
            <text:p>18</text:p>
          </table:table-cell>
          <table:table-cell table:formula="of:=[.J8]*2" office:value-type="float" office:value="27.8" calcext:value-type="float">
            <text:p>27.8</text:p>
          </table:table-cell>
          <table:table-cell table:formula="of:=[.K8]*2" office:value-type="float" office:value="42.4" calcext:value-type="float">
            <text:p>42.4</text:p>
          </table:table-cell>
          <table:table-cell table:formula="of:=[.L8]*2" office:value-type="float" office:value="99.8" calcext:value-type="float">
            <text:p>99.8</text:p>
          </table:table-cell>
          <table:table-cell table:formula="of:=AVERAGE([.E16:.K16])" office:value-type="float" office:value="18.5142857142857" calcext:value-type="float">
            <text:p>18.514285714285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modore 64</text:p>
          </table:table-cell>
          <table:table-cell table:formula="of:=[.B9]" office:value-type="string" office:string-value="6510 / 1MHz" calcext:value-type="string">
            <text:p>6510 / 1MHz</text:p>
          </table:table-cell>
          <table:table-cell table:formula="of:=[.C9]" office:value-type="string" office:string-value="BASIC" calcext:value-type="string">
            <text:p>BASIC</text:p>
          </table:table-cell>
          <table:table-cell table:formula="of:=[.D9]" office:value-type="float" office:value="1983" calcext:value-type="float">
            <text:p>1983</text:p>
          </table:table-cell>
          <table:table-cell table:formula="of:=[.E9]" office:value-type="float" office:value="1.2" calcext:value-type="float">
            <text:p>1.2</text:p>
          </table:table-cell>
          <table:table-cell table:formula="of:=[.F9]" office:value-type="float" office:value="9.3" calcext:value-type="float">
            <text:p>9.3</text:p>
          </table:table-cell>
          <table:table-cell table:formula="of:=[.G9]" office:value-type="float" office:value="17.6" calcext:value-type="float">
            <text:p>17.6</text:p>
          </table:table-cell>
          <table:table-cell table:formula="of:=[.H9]" office:value-type="float" office:value="19.5" calcext:value-type="float">
            <text:p>19.5</text:p>
          </table:table-cell>
          <table:table-cell table:formula="of:=[.I9]" office:value-type="float" office:value="21" calcext:value-type="float">
            <text:p>21</text:p>
          </table:table-cell>
          <table:table-cell table:formula="of:=[.J9]" office:value-type="float" office:value="29.5" calcext:value-type="float">
            <text:p>29.5</text:p>
          </table:table-cell>
          <table:table-cell table:formula="of:=[.K9]" office:value-type="float" office:value="47.5" calcext:value-type="float">
            <text:p>47.5</text:p>
          </table:table-cell>
          <table:table-cell table:formula="of:=[.L9]" office:value-type="float" office:value="119.3" calcext:value-type="float">
            <text:p>119.3</text:p>
          </table:table-cell>
          <table:table-cell table:formula="of:=AVERAGE([.E17:.K17])" office:value-type="float" office:value="20.8" calcext:value-type="float">
            <text:p>20.8</text:p>
          </table:table-cell>
          <table:table-cell table:number-columns-repeated="51"/>
        </table:table-row>
        <table:table-row table:style-name="ro1">
          <table:table-cell table:formula="of:=[.A10]" office:value-type="string" office:string-value="Atari 800XL" calcext:value-type="string">
            <text:p>Atari 800XL</text:p>
          </table:table-cell>
          <table:table-cell office:value-type="string" calcext:value-type="string">
            <text:p>6502 / 1 Mhz (calculated)</text:p>
          </table:table-cell>
          <table:table-cell table:formula="of:=[.C10]" office:value-type="string" office:string-value="BASIC" calcext:value-type="string">
            <text:p>BASIC</text:p>
          </table:table-cell>
          <table:table-cell table:formula="of:=[.D10]" office:value-type="float" office:value="1984" calcext:value-type="float">
            <text:p>1984</text:p>
          </table:table-cell>
          <table:table-cell table:formula="of:=[.E10]*2" office:value-type="float" office:value="4.4" calcext:value-type="float">
            <text:p>4.4</text:p>
          </table:table-cell>
          <table:table-cell table:formula="of:=[.F10]*2" office:value-type="float" office:value="14.6" calcext:value-type="float">
            <text:p>14.6</text:p>
          </table:table-cell>
          <table:table-cell table:formula="of:=[.G10]*2" office:value-type="float" office:value="39.4" calcext:value-type="float">
            <text:p>39.4</text:p>
          </table:table-cell>
          <table:table-cell table:formula="of:=[.H10]*2" office:value-type="float" office:value="48.2" calcext:value-type="float">
            <text:p>48.2</text:p>
          </table:table-cell>
          <table:table-cell table:formula="of:=[.I10]*2" office:value-type="float" office:value="52.6" calcext:value-type="float">
            <text:p>52.6</text:p>
          </table:table-cell>
          <table:table-cell table:formula="of:=[.J10]*2" office:value-type="float" office:value="80.6" calcext:value-type="float">
            <text:p>80.6</text:p>
          </table:table-cell>
          <table:table-cell table:formula="of:=[.K10]*2" office:value-type="float" office:value="120.2" calcext:value-type="float">
            <text:p>120.2</text:p>
          </table:table-cell>
          <table:table-cell office:value-type="string" calcext:value-type="string">
            <text:p>Not done</text:p>
          </table:table-cell>
          <table:table-cell table:formula="of:=AVERAGE([.E18:.K18])" office:value-type="float" office:value="51.4285714285714" calcext:value-type="float">
            <text:p>51.428571428571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65C02 Basic calculated on instructions executed and 0.43 MIPS (which is apparently the mean), so may be +/- 20% or s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5C02 Basic running with default float.</text:p>
          </table:table-cell>
          <table:table-cell table:number-columns-repeated="63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22:07:29.965799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08:31:04.730844456</meta:creation-date>
    <dc:date>2019-08-30T22:09:29.125594143</dc:date>
    <meta:editing-duration>PT23M6S</meta:editing-duration>
    <meta:editing-cycles>7</meta:editing-cycles>
    <meta:generator>LibreOffice/6.3.0.4$Linux_X86_64 LibreOffice_project/30$Build-4</meta:generator>
    <meta:document-statistic meta:table-count="1" meta:cell-count="198" meta:object-count="0"/>
  </office:meta>
</office:document-meta>
</file>